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sset(): Détermine si une variable est définie et est différente de <text:span text:style-name="Strong_20_Emphasis"><text:span text:style-name="Source_20_Text">NULL</text:span></text:span>. </text:p>
      <text:p text:style-name="Text_20_body">nl2br — Insère un retour à la ligne HTML à chaque nouvelle ligne</text:p>
      <text:p text:style-name="Text_20_body">htmlspecialchars — Convertit les caractères spéciaux en entités HTM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0M41S</meta:editing-duration>
    <meta:editing-cycles>4</meta:editing-cycles>
    <meta:generator>OpenOffice/4.1.3$Win32 OpenOffice.org_project/413m1$Build-9783</meta:generator>
    <dc:date>2019-04-22T17:30:11.42</dc:date>
    <meta:document-statistic meta:table-count="0" meta:image-count="0" meta:object-count="0" meta:page-count="1" meta:paragraph-count="3" meta:word-count="34" meta:character-count="206"/>
    <meta:user-defined meta:name="Info 1"/>
    <meta:user-defined meta:name="Info 2"/>
    <meta:user-defined meta:name="Info 3"/>
    <meta:user-defined meta:name="Info 4"/>
  </office:meta>
</office:document-meta>
</file>